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UYA TINCO BRECHM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9146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40804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UYA TINCO BRECHMA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9146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 408 04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SI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91469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38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6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8/2021</text:p>
          </table:table-cell>
          <table:table-cell table:style-name="Tabla2.A3" office:value-type="string">
            <text:p text:style-name="P22">94874</text:p>
          </table:table-cell>
          <table:table-cell table:style-name="Tabla2.D3" office:value-type="string">
            <text:p text:style-name="P23">20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8T18:10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